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A1000001541F098D21.png"/>
  <manifest:file-entry manifest:media-type="image/png" manifest:full-path="Pictures/1000000000000640000004B02C5236E4.png"/>
  <manifest:file-entry manifest:media-type="" manifest:full-path="Pictures/TablePreview1.svm"/>
  <manifest:file-entry manifest:media-type="image/png" manifest:full-path="Pictures/100002010000076700000365BFAECC8C.png"/>
  <manifest:file-entry manifest:media-type="image/png" manifest:full-path="Pictures/1000000000000640000004B0FFB7843D.png"/>
  <manifest:file-entry manifest:media-type="image/png" manifest:full-path="Pictures/100000000000025D000000FE1A2BABDA.png"/>
  <manifest:file-entry manifest:media-type="image/png" manifest:full-path="Pictures/10000000000001AB0000018A58EA984A.png"/>
  <manifest:file-entry manifest:media-type="image/png" manifest:full-path="Pictures/100000000000031C000002347AA1EB57.png"/>
  <manifest:file-entry manifest:media-type="image/png" manifest:full-path="Pictures/100000000000022C000000F01620E98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draw:auto-grow-height="true" fo:min-height="13.859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4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text-style-name="P1" draw:layer="layout" svg:width="25.199cm" svg:height="17.101cm" svg:x="1.2cm" svg:y="3.6cm" presentation:class="outline" presentation:user-transformed="true">
          <draw:text-box>
            <text:list text:style-name="L2">
              <text:list-item>
                <text:p><text:span text:style-name="T1">1. Zielsetzung</text:span></text:p>
              </text:list-item>
              <text:list-item>
                <text:p><text:span text:style-name="T1">2. Planung</text:span></text:p>
                <text:list>
                  <text:list-item>
                    <text:p><text:span text:style-name="T1">2.1 Use Case Szenarien</text:span></text:p>
                  </text:list-item>
                  <text:list-item>
                    <text:p><text:span text:style-name="T1">2.2 Datenbankmodell</text:span></text:p>
                  </text:list-item>
                  <text:list-item>
                    <text:p><text:span text:style-name="T1">2.3 Klassen</text:span></text:p>
                  </text:list-item>
                  <text:list-item>
                    <text:p><text:span text:style-name="T1">2.4 Oberfläche</text:span></text:p>
                  </text:list-item>
                  <text:list-item>
                    <text:p><text:span text:style-name="T1">2.5 Statistik- / Zinsberechnung</text:span></text:p>
                  </text:list-item>
                </text:list>
              </text:list-item>
              <text:list-item>
                <text:p><text:span text:style-name="T1">3. Programmvorführung</text:span></text:p>
              </text:list-item>
              <text:list-item>
                <text:p><text:span text:style-name="T1">4. Umsetzung</text:span></text:p>
                <text:list>
                  <text:list-item>
                    <text:p><text:span text:style-name="T1">4.1 Datenbank</text:span></text:p>
                  </text:list-item>
                  <text:list-item>
                    <text:p><text:span text:style-name="T1">4.2 Projektaufbau</text:span></text:p>
                  </text:list-item>
                </text:list>
              </text:list-item>
              <text:list-item>
                <text:p><text:span text:style-name="T1">5. Schlu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draw:style-name="gr2" draw:text-style-name="P2" draw:layer="layout" svg:width="25.199cm" svg:height="12.73cm" svg:x="1.399cm" svg:y="5.87cm" presentation:class="graphic" presentation:user-transformed="true">
          <draw:image xlink:href="Pictures/10000000000002A1000001541F098D21.png" xlink:type="simple" xlink:show="embed" xlink:actuate="onLoad">
            <text:p/>
          </draw:image>
        </draw:frame>
        <draw:frame presentation:style-name="pr5" draw:layer="layout" svg:width="26.6cm" svg:height="13.859cm" svg:x="0.8cm" svg:y="4.349cm" presentation:class="outline" presentation:user-transformed="true">
          <draw:text-box>
            <text:list text:style-name="L2">
              <text:list-item>
                <text:p>Bankmitarbei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unde</text:p>
                <text:p/>
              </text:list-item>
            </text:list>
          </draw:text-box>
        </draw:frame>
        <draw:frame draw:style-name="gr3" draw:text-style-name="P2" draw:layer="layout" svg:width="25.311cm" svg:height="13.8cm" svg:x="1.089cm" svg:y="6.6cm">
          <draw:image xlink:href="Pictures/100000000000025D000000FE1A2BAB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2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3" draw:text-style-name="P2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3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3" draw:text-style-name="P2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3" draw:text-style-name="P2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5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Programmvorfüh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a xlink:href="../Geldverleih.UI/bin/Debug/Geldverleih.UI.exe">Geldverleih</text:a> Program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1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2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2">Vorgangsnummer</text:span></text:p>
                <text:p>Decimal Betrag</text:p>
                <text:p>Datetime Datum</text:p>
                <text:p>Decimal Zinssatz</text:p>
                <text:p>Guid <text:span text:style-name="T3">F_Kundennummer</text:span></text:p>
              </table:table-cell>
              <table:table-cell>
                <text:p>Guid <text:span text:style-name="T2">Vorgangsnummer</text:span></text:p>
                <text:p><text:span text:style-name="T2">Decimal Betrag</text:span></text:p>
                <text:p>Datetime Datum</text:p>
                <text:p>Guid <text:span text:style-name="T4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2 Projektaufbau</text:p>
          </draw:text-box>
        </draw:frame>
        <draw:frame draw:style-name="gr3" draw:text-style-name="P2" draw:layer="layout" svg:width="27.999cm" svg:height="13.038cm" svg:x="0.001cm" svg:y="3.362cm">
          <draw:image xlink:href="Pictures/100002010000076700000365BFAECC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4:48:44</meta:creation-date>
    <dc:date>2012-06-25T19:49:02.08</dc:date>
    <meta:editing-duration>PT2H29M12S</meta:editing-duration>
    <meta:editing-cycles>35</meta:editing-cycles>
    <meta:generator>LibreOffice/3.5$Windows_x86 LibreOffice_project/281b639-6baa1d3-ef66a77-d866f25-f36d45f</meta:generator>
    <meta:document-statistic meta:object-count="90"/>
  </office:meta>
</office:document-meta>
</file>